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15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4.126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3.988cm"/>
    </style:style>
    <style:style style:name="co6" style:family="table-column">
      <style:table-column-properties fo:break-before="auto" style:column-width="5.44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 text:c="4"/>matrix size</text:p>
          </table:table-cell>
          <table:table-cell/>
          <table:table-cell office:value-type="string" calcext:value-type="string">
            <text:p><text:s/>average running times</text:p>
          </table:table-cell>
          <table:table-cell office:value-type="string" calcext:value-type="string">
            <text:p>Gflops</text:p>
          </table:table-cell>
          <table:table-cell office:value-type="string" calcext:value-type="string">
            <text:p>speed up</text:p>
          </table:table-cell>
        </table:table-row>
        <table:table-row table:style-name="ro1">
          <table:table-cell office:value-type="string" calcext:value-type="string">
            <text:p>Blocked (50)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164233" calcext:value-type="float">
            <text:p>1,164233</text:p>
          </table:table-cell>
          <table:table-cell table:formula="of:=(2*POWER(10;9))/([.D2]*POWER(10;9))" office:value-type="float" office:value="1.71786918941483" calcext:value-type="float">
            <text:p>1,71786918941483</text:p>
          </table:table-cell>
          <table:table-cell/>
        </table:table-row>
        <table:table-row table:style-name="ro1">
          <table:table-cell office:value-type="string" calcext:value-type="string">
            <text:p>Naïve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4.109539" calcext:value-type="float">
            <text:p>24,109539</text:p>
          </table:table-cell>
          <table:table-cell table:formula="of:=(2*POWER(10;9))/([.D3]*POWER(10;9))" office:value-type="float" office:value="0.0829547176327179" calcext:value-type="float">
            <text:p>0,082954717632718</text:p>
          </table:table-cell>
          <table:table-cell/>
        </table:table-row>
        <table:table-row table:style-name="ro1">
          <table:table-cell office:value-type="string" calcext:value-type="string">
            <text:p>Register-optimised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.783417" calcext:value-type="float">
            <text:p>8,783417</text:p>
          </table:table-cell>
          <table:table-cell table:formula="of:=(2*POWER(10;9))/([.D4]*POWER(10;9))" office:value-type="float" office:value="0.227701815819515" calcext:value-type="float">
            <text:p>0,227701815819515</text:p>
          </table:table-cell>
          <table:table-cell/>
        </table:table-row>
        <table:table-row table:style-name="ro1">
          <table:table-cell office:value-type="string" calcext:value-type="string">
            <text:p>Local sum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.568809" calcext:value-type="float">
            <text:p>8,568809</text:p>
          </table:table-cell>
          <table:table-cell table:formula="of:=(2*POWER(10;9))/([.D5]*POWER(10;9))" office:value-type="float" office:value="0.233404665689246" calcext:value-type="float">
            <text:p>0,233404665689246</text:p>
          </table:table-cell>
          <table:table-cell/>
        </table:table-row>
        <table:table-row table:style-name="ro1">
          <table:table-cell office:value-type="string" calcext:value-type="string">
            <text:p>Naïve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.693642" calcext:value-type="float">
            <text:p>8,693642</text:p>
          </table:table-cell>
          <table:table-cell table:formula="of:=(2*POWER(10;9))/([.D6]*POWER(10;9))" office:value-type="float" office:value="0.230053181393943" calcext:value-type="float">
            <text:p>0,230053181393943</text:p>
          </table:table-cell>
          <table:table-cell/>
        </table:table-row>
        <table:table-row table:style-name="ro1">
          <table:table-cell office:value-type="string" calcext:value-type="string">
            <text:p>Unfolded (4)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8.5952" calcext:value-type="float">
            <text:p>8,5952</text:p>
          </table:table-cell>
          <table:table-cell table:formula="of:=(2*POWER(10;9))/([.D7]*POWER(10;9))" office:value-type="float" office:value="0.232688011913626" calcext:value-type="float">
            <text:p>0,232688011913626</text:p>
          </table:table-cell>
          <table:table-cell table:formula="of:=([.E7]/[.E3]-1)*100" office:value-type="float" office:value="180.500034903202" calcext:value-type="float">
            <text:p>180,500034903202</text:p>
          </table:table-cell>
        </table:table-row>
        <table:table-row table:style-name="ro1">
          <table:table-cell office:value-type="string" calcext:value-type="string">
            <text:p>Unfolded subblock 2x2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.330089" calcext:value-type="float">
            <text:p>4,330089</text:p>
          </table:table-cell>
          <table:table-cell table:formula="of:=(2*POWER(10;9))/([.D8]*POWER(10;9))" office:value-type="float" office:value="0.461884270739008" calcext:value-type="float">
            <text:p>0,461884270739008</text:p>
          </table:table-cell>
          <table:table-cell/>
        </table:table-row>
        <table:table-row table:style-name="ro1">
          <table:table-cell office:value-type="string" calcext:value-type="string">
            <text:p>Interchange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123281" calcext:value-type="float">
            <text:p>1,123281</text:p>
          </table:table-cell>
          <table:table-cell table:formula="of:=(2*POWER(10;9))/([.D9]*POWER(10;9))" office:value-type="float" office:value="1.78049837930135" calcext:value-type="float">
            <text:p>1,78049837930135</text:p>
          </table:table-cell>
          <table:table-cell/>
        </table:table-row>
        <table:table-row table:style-name="ro1">
          <table:table-cell office:value-type="string" calcext:value-type="string">
            <text:p>Transposed B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38042" calcext:value-type="float">
            <text:p>1,38042</text:p>
          </table:table-cell>
          <table:table-cell table:formula="of:=(2*POWER(10;9))/([.D10]*POWER(10;9))" office:value-type="float" office:value="1.44883441271497" calcext:value-type="float">
            <text:p>1,44883441271497</text:p>
          </table:table-cell>
          <table:table-cell/>
        </table:table-row>
        <table:table-row table:style-name="ro1">
          <table:table-cell office:value-type="string" calcext:value-type="string">
            <text:p>Blocked (10)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267546" calcext:value-type="float">
            <text:p>1,267546</text:p>
          </table:table-cell>
          <table:table-cell table:formula="of:=(2*POWER(10;9))/([.D11]*POWER(10;9))" office:value-type="float" office:value="1.57785200694886" calcext:value-type="float">
            <text:p>1,57785200694886</text:p>
          </table:table-cell>
          <table:table-cell/>
        </table:table-row>
        <table:table-row table:style-name="ro1">
          <table:table-cell office:value-type="string" calcext:value-type="string">
            <text:p>Blocked (20)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310211" calcext:value-type="float">
            <text:p>1,310211</text:p>
          </table:table-cell>
          <table:table-cell table:formula="of:=(2*POWER(10;9))/([.D12]*POWER(10;9))" office:value-type="float" office:value="1.52647169043765" calcext:value-type="float">
            <text:p>1,52647169043765</text:p>
          </table:table-cell>
          <table:table-cell/>
        </table:table-row>
        <table:table-row table:style-name="ro1">
          <table:table-cell office:value-type="string" calcext:value-type="string">
            <text:p>Blocked (50)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159131" calcext:value-type="float">
            <text:p>1,159131</text:p>
          </table:table-cell>
          <table:table-cell table:formula="of:=(2*POWER(10;9))/([.D13]*POWER(10;9))" office:value-type="float" office:value="1.72543051648174" calcext:value-type="float">
            <text:p>1,72543051648174</text:p>
          </table:table-cell>
          <table:table-cell/>
        </table:table-row>
        <table:table-row table:style-name="ro1">
          <table:table-cell office:value-type="string" calcext:value-type="string">
            <text:p>Blocked (100)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524282" calcext:value-type="float">
            <text:p>1,524282</text:p>
          </table:table-cell>
          <table:table-cell table:formula="of:=(2*POWER(10;9))/([.D14]*POWER(10;9))" office:value-type="float" office:value="1.31209316911175" calcext:value-type="float">
            <text:p>1,31209316911175</text:p>
          </table:table-cell>
          <table:table-cell/>
        </table:table-row>
        <table:table-row table:style-name="ro1">
          <table:table-cell office:value-type="string" calcext:value-type="string">
            <text:p>Blocked (250)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664914" calcext:value-type="float">
            <text:p>1,664914</text:p>
          </table:table-cell>
          <table:table-cell table:formula="of:=(2*POWER(10;9))/([.D15]*POWER(10;9))" office:value-type="float" office:value="1.20126324843205" calcext:value-type="float">
            <text:p>1,20126324843205</text:p>
          </table:table-cell>
          <table:table-cell/>
        </table:table-row>
        <table:table-row table:style-name="ro1">
          <table:table-cell office:value-type="string" calcext:value-type="string">
            <text:p>BlockedRectangular (4 x 8)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813603" calcext:value-type="float">
            <text:p>1,813603</text:p>
          </table:table-cell>
          <table:table-cell table:formula="of:=(2*POWER(10;9))/([.D16]*POWER(10;9))" office:value-type="float" office:value="1.1027771789085" calcext:value-type="float">
            <text:p>1,1027771789085</text:p>
          </table:table-cell>
          <table:table-cell/>
        </table:table-row>
        <table:table-row table:style-name="ro1">
          <table:table-cell office:value-type="string" calcext:value-type="string">
            <text:p>BlockedRectangular (8 x 8)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246555" calcext:value-type="float">
            <text:p>1,246555</text:p>
          </table:table-cell>
          <table:table-cell table:formula="of:=(2*POWER(10;9))/([.D17]*POWER(10;9))" office:value-type="float" office:value="1.60442178644344" calcext:value-type="float">
            <text:p>1,60442178644344</text:p>
          </table:table-cell>
          <table:table-cell/>
        </table:table-row>
        <table:table-row table:style-name="ro1">
          <table:table-cell office:value-type="string" calcext:value-type="string">
            <text:p>BlockedRectangular (8 x 4)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692852" calcext:value-type="float">
            <text:p>1,692852</text:p>
          </table:table-cell>
          <table:table-cell table:formula="of:=(2*POWER(10;9))/([.D18]*POWER(10;9))" office:value-type="float" office:value="1.18143818833542" calcext:value-type="float">
            <text:p>1,18143818833542</text:p>
          </table:table-cell>
          <table:table-cell/>
        </table:table-row>
        <table:table-row table:style-name="ro1">
          <table:table-cell office:value-type="string" calcext:value-type="string">
            <text:p>BlockedRectangular (40 x 8)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890399" calcext:value-type="float">
            <text:p>0,890399</text:p>
          </table:table-cell>
          <table:table-cell table:formula="of:=(2*POWER(10;9))/([.D19]*POWER(10;9))" office:value-type="float" office:value="2.24618401413299" calcext:value-type="float">
            <text:p>2,24618401413299</text:p>
          </table:table-cell>
          <table:table-cell/>
        </table:table-row>
        <table:table-row table:style-name="ro1">
          <table:table-cell office:value-type="string" calcext:value-type="string">
            <text:p>Recursive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1.831318" calcext:value-type="float">
            <text:p>11,831318</text:p>
          </table:table-cell>
          <table:table-cell table:formula="of:=(2*POWER(10;9))/([.D20]*POWER(10;9))" office:value-type="float" office:value="0.169042874175134" calcext:value-type="float">
            <text:p>0,169042874175134</text:p>
          </table:table-cell>
          <table:table-cell/>
        </table:table-row>
        <table:table-row table:style-name="ro1">
          <table:table-cell office:value-type="string" calcext:value-type="string">
            <text:p>Recursive blocked (4)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201698" calcext:value-type="float">
            <text:p>1,201698</text:p>
          </table:table-cell>
          <table:table-cell table:formula="of:=(2*POWER(10;9))/([.D21]*POWER(10;9))" office:value-type="float" office:value="1.66431166565976" calcext:value-type="float">
            <text:p>1,66431166565976</text:p>
          </table:table-cell>
          <table:table-cell/>
        </table:table-row>
        <table:table-row table:style-name="ro1">
          <table:table-cell office:value-type="string" calcext:value-type="string">
            <text:p>Recursive blocked (8)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277744" calcext:value-type="float">
            <text:p>1,277744</text:p>
          </table:table-cell>
          <table:table-cell table:formula="of:=(2*POWER(10;9))/([.D22]*POWER(10;9))" office:value-type="float" office:value="1.56525876857962" calcext:value-type="float">
            <text:p>1,56525876857962</text:p>
          </table:table-cell>
          <table:table-cell/>
        </table:table-row>
        <table:table-row table:style-name="ro1">
          <table:table-cell office:value-type="string" calcext:value-type="string">
            <text:p>Recursive blocked (16)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346742" calcext:value-type="float">
            <text:p>1,346742</text:p>
          </table:table-cell>
          <table:table-cell table:formula="of:=(2*POWER(10;9))/([.D23]*POWER(10;9))" office:value-type="float" office:value="1.48506543940859" calcext:value-type="float">
            <text:p>1,48506543940859</text:p>
          </table:table-cell>
          <table:table-cell/>
        </table:table-row>
        <table:table-row table:style-name="ro1">
          <table:table-cell office:value-type="string" calcext:value-type="string">
            <text:p>Recursive blocked (32)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347257" calcext:value-type="float">
            <text:p>1,347257</text:p>
          </table:table-cell>
          <table:table-cell table:formula="of:=(2*POWER(10;9))/([.D24]*POWER(10;9))" office:value-type="float" office:value="1.48449776100625" calcext:value-type="float">
            <text:p>1,48449776100625</text:p>
          </table:table-cell>
          <table:table-cell/>
        </table:table-row>
        <table:table-row table:style-name="ro1">
          <table:table-cell office:value-type="string" calcext:value-type="string">
            <text:p>Recursive rectangular (4 x 8)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360642" calcext:value-type="float">
            <text:p>1,360642</text:p>
          </table:table-cell>
          <table:table-cell table:formula="of:=(2*POWER(10;9))/([.D25]*POWER(10;9))" office:value-type="float" office:value="1.46989435869244" calcext:value-type="float">
            <text:p>1,46989435869244</text:p>
          </table:table-cell>
          <table:table-cell/>
        </table:table-row>
        <table:table-row table:style-name="ro1">
          <table:table-cell office:value-type="string" calcext:value-type="string">
            <text:p>Recursive rectangular (8 x 8)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369011" calcext:value-type="float">
            <text:p>1,369011</text:p>
          </table:table-cell>
          <table:table-cell table:formula="of:=(2*POWER(10;9))/([.D26]*POWER(10;9))" office:value-type="float" office:value="1.46090864134766" calcext:value-type="float">
            <text:p>1,46090864134766</text:p>
          </table:table-cell>
          <table:table-cell/>
        </table:table-row>
        <table:table-row table:style-name="ro1">
          <table:table-cell office:value-type="string" calcext:value-type="string">
            <text:p>Recursive rectangular (8 x 4)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359778" calcext:value-type="float">
            <text:p>1,359778</text:p>
          </table:table-cell>
          <table:table-cell table:formula="of:=(2*POWER(10;9))/([.D27]*POWER(10;9))" office:value-type="float" office:value="1.47082832638857" calcext:value-type="float">
            <text:p>1,47082832638857</text:p>
          </table:table-cell>
          <table:table-cell/>
        </table:table-row>
        <table:table-row table:style-name="ro1">
          <table:table-cell office:value-type="string" calcext:value-type="string">
            <text:p>Recursive rectangular (40 x 8)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169102" calcext:value-type="float">
            <text:p>1,169102</text:p>
          </table:table-cell>
          <table:table-cell table:formula="of:=(2*POWER(10;9))/([.D28]*POWER(10;9))" office:value-type="float" office:value="1.71071471950266" calcext:value-type="float">
            <text:p>1,71071471950266</text:p>
          </table:table-cell>
          <table:table-cell/>
        </table:table-row>
        <table:table-row table:style-name="ro1">
          <table:table-cell office:value-type="string" calcext:value-type="string">
            <text:p>Sustained performances (831002166000.000000)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470553" calcext:value-type="float">
            <text:p>1,470553</text:p>
          </table:table-cell>
          <table:table-cell table:formula="of:=(2*POWER(10;9))/([.D29]*POWER(10;9))" office:value-type="float" office:value="1.36003258638077" calcext:value-type="float">
            <text:p>1,3600325863807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4T13:05:10.752283027</dc:date>
    <meta:editing-duration>PT40M13S</meta:editing-duration>
    <meta:editing-cycles>4</meta:editing-cycles>
    <meta:generator>LibreOffice/6.4.6.2$Linux_X86_64 LibreOffice_project/40$Build-2</meta:generator>
    <meta:document-statistic meta:table-count="1" meta:cell-count="118" meta:object-count="0"/>
  </office:meta>
</office:document-meta>
</file>